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9489c"/>
    </style:style>
    <style:style style:name="P2" style:family="paragraph" style:parent-style-name="Standard">
      <style:paragraph-properties fo:text-align="center" style:justify-single-word="false"/>
      <style:text-properties officeooo:paragraph-rsid="0009489c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Georgia" fo:font-size="13pt" fo:letter-spacing="normal" fo:font-style="italic" fo:font-weight="normal" officeooo:paragraph-rsid="0009489c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paragraph-rsid="0009489c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b08a4"/>
    </style:style>
    <style:style style:name="P6" style:family="paragraph" style:parent-style-name="Standard" style:list-style-name="L6">
      <style:paragraph-properties fo:text-align="start" style:justify-single-word="false"/>
      <style:text-properties officeooo:paragraph-rsid="000c0c83"/>
    </style:style>
    <style:style style:name="P7" style:family="paragraph" style:parent-style-name="Standard">
      <style:paragraph-properties fo:text-align="start" style:justify-single-word="false"/>
      <style:text-properties officeooo:paragraph-rsid="000c0c83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officeooo:paragraph-rsid="0009489c" style:font-size-asian="18pt" style:font-size-complex="18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9489c" style:font-size-asian="16pt" style:font-weight-asian="bold" style:font-size-complex="16pt" style:font-weight-complex="bold"/>
    </style:style>
    <style:style style:name="T5" style:family="text">
      <style:text-properties fo:font-size="12pt" fo:font-style="normal" officeooo:rsid="001c72f9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227c23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0b08a4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0b1cb2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0c0c83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0c636c" style:font-size-asian="10.5pt" style:font-style-asian="normal" style:font-size-complex="12pt" style:font-style-complex="normal"/>
    </style:style>
    <style:style style:name="T11" style:family="text">
      <style:text-properties fo:font-size="12pt" fo:font-style="normal" officeooo:rsid="000ddd09" style:font-size-asian="10.5pt" style:font-style-asian="normal" style:font-size-complex="12pt" style:font-style-complex="normal"/>
    </style:style>
    <style:style style:name="T12" style:family="text">
      <style:text-properties fo:font-size="12pt" fo:font-style="normal" officeooo:rsid="000dfa1a" style:font-size-asian="10.5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Γλώσσες Προγραμματισμού ΙΙ</text:p>
      <text:p text:style-name="P2"><text:span text:style-name="Προεπιλεγμένη_20_γραμματοσειρά"><text:span text:style-name="T3">Άσκηση </text:span></text:span><text:span text:style-name="Προεπιλεγμένη_20_γραμματοσειρά"><text:span text:style-name="T4">2</text:span></text:span> </text:p>
      <text:p text:style-name="P3">Erlang και property-based testing</text:p>
      <text:p text:style-name="P1"><text:span text:style-name="Προεπιλεγμένη_20_γραμματοσειρά"><text:span text:style-name="T1"><text:tab/><text:tab/><text:tab/><text:tab/><text:tab/><text:tab/></text:span></text:span><text:span text:style-name="Προεπιλεγμένη_20_γραμματοσειρά"><text:span text:style-name="T2">Δημολιάνης Μαρίνος 03111602</text:span></text:span></text:p>
      <text:p text:style-name="P4"/>
      <text:p text:style-name="P4"/>
      <text:p text:style-name="P4"/>
      <text:list xml:id="list2789036060609426417" text:style-name="L1">
        <text:list-item>
          <text:p text:style-name="P5"><text:span text:style-name="Προεπιλεγμένη_20_γραμματοσειρά"><text:span text:style-name="T5"><text:s/><text:tab/>Ο κώδικας του αρχείου </text:span></text:span><text:span text:style-name="Προεπιλεγμένη_20_γραμματοσειρά"><text:span text:style-name="T6">βρίσκεται</text:span></text:span><text:span text:style-name="Προεπιλεγμένη_20_γραμματοσειρά"><text:span text:style-name="T5"> αρχείο </text:span></text:span><text:span text:style-name="Προεπιλεγμένη_20_γραμματοσειρά"><text:span text:style-name="T7">dromoi</text:span></text:span><text:span text:style-name="Προεπιλεγμένη_20_γραμματοσειρά"><text:span text:style-name="T6">.erl</text:span></text:span><text:span text:style-name="Προεπιλεγμένη_20_γραμματοσειρά"><text:span text:style-name="T5"> , ακολουθούμενος από σχόλια ,</text:span></text:span><text:span text:style-name="Προεπιλεγμένη_20_γραμματοσειρά"><text:span text:style-name="T6"> το οποίο επισυνάπτεται μαζί με την παρούσα αναφορά</text:span></text:span><text:span text:style-name="Προεπιλεγμένη_20_γραμματοσειρά"><text:span text:style-name="T5">.</text:span></text:span></text:p>
          <text:p text:style-name="P5"><text:span text:style-name="Προεπιλεγμένη_20_γραμματοσειρά"><text:span text:style-name="T5"/></text:span></text:p>
        </text:list-item>
        <text:list-item>
          <text:p text:style-name="P5"><text:span text:style-name="Προεπιλεγμένη_20_γραμματοσειρά"><text:span text:style-name="T5"><text:s text:c="2"/><text:tab/></text:span></text:span><text:span text:style-name="Προεπιλεγμένη_20_γραμματοσειρά"><text:span text:style-name="T7">Βάσει του αλγορίθμου επίλυσης που χρησιμοποιήθηκε για τον έλεγχο των ιδιοτήτων ήταν αναγκαία η δημιουργία λίστας απαρτιζόμενης από tuple της μορφής {Σημείο δρόμου, Ημέρα , 1 || 0} , όπου το τρίτο στοιχείο της tuple μας δίνει αν αποτελεί αρχικό ή τελικό σημείο στο δρόμο. Για αυτό τον λόγο χρησιμοποιήθηκαν </text:span></text:span><text:span text:style-name="Προεπιλεγμένη_20_γραμματοσειρά"><text:span text:style-name="T8">οι συνατήσεις sortedPair και sortPair <text:s/>που μας ορίζουν ότι το αρχικό σημείο πρέπει να είναι μικρότερο από το τελικό καθώς και η helper που δημιουργεί την επιθυμητή λίστα στη μορφή που αναγράφεται παραπάνω. <text:s/>Επίσης απαιτείται βάσει της εκφώνησης του προγράμματος το μέγεθος του δρόμου να έχει συγκεκριμένα όρια όπως επίσης και το X να βρίσκεται μεταξύ του L και του <text:s text:c="2"/>0. </text:span></text:span><text:span text:style-name="Προεπιλεγμένη_20_γραμματοσειρά"><text:span text:style-name="T9">Με δεδομένα όλα τα παραπάνω ελέγχθηκαν δύο ιδιότητες </text:span></text:span></text:p>
        </text:list-item>
      </text:list>
      <text:list xml:id="list8656746493961621619" text:style-name="L6">
        <text:list-item>
          <text:p text:style-name="P6"><text:span text:style-name="Προεπιλεγμένη_20_γραμματοσειρά"><text:span text:style-name="T9">Στην πρώτη ιδιότητα την οποία ονομάσαμε correctness_check() συγκρίνεται το αποτέλεσμα που παίρνουμε από την συνάρτηση bruteforce που ελέγχει κάθε μέρα το max_path <text:s/>και εν συνεχεία πάει στην επόμενη μέχρι να βρει την επιθυμητή λύση (αν υπάρχει) με το binary_search στον αριθμό των ημερών.</text:span></text:span></text:p>
        </text:list-item>
        <text:list-item>
          <text:p text:style-name="P6"><text:span text:style-name="Προεπιλεγμένη_20_γραμματοσειρά"><text:span text:style-name="T9">Στην δεύτερη ιδιότητα την οποία ονομάσαμε path_check () ελέγχεται αν η κλήση της max_path μας επιστρέφει αποτέλεσμα έντός των ορίων του δρόμου </text:span></text:span></text:p>
          <text:p text:style-name="P6"><text:span text:style-name="Προεπιλεγμένη_20_γραμματοσειρά"><text:span text:style-name="T9"/></text:span></text:p>
        </text:list-item>
      </text:list>
      <text:p text:style-name="P7"><text:span text:style-name="Προεπιλεγμένη_20_γραμματοσειρά"><text:span text:style-name="T9"><text:s text:c="6"/>3.<text:tab/> <text:tab/>Δεν έγινε μετατροπή του προγράμματος από την ML σε Erlang ωστόσο <text:tab/></text:span></text:span><text:span text:style-name="Προεπιλεγμένη_20_γραμματοσειρά"><text:span text:style-name="T10">διαπιστώθηκε ότι </text:span></text:span><text:span text:style-name="Προεπιλεγμένη_20_γραμματοσειρά"><text:span text:style-name="T9"><text:s/></text:span></text:span><text:span text:style-name="Προεπιλεγμένη_20_γραμματοσειρά"><text:span text:style-name="T10">η Erlang είναι αρκετά παρόμοια με την ML. Η Erlang μας προσφέρει <text:tab/>τους guards που δεν υποστηρίζονται στην κλασική Standard ML . Βέβαια το πιο χρήσιμο <text:tab/>εργαλείο που δίνεται από την Erlang είναι το List Comprehension μέσω του οποίου πολύ <text:tab/>εύκολα δημιουργούμε διάφορα είδη δομών <text:s/>από λίστες με συγκεκριμένες ιδιότητες. Αυτό <text:tab/>μας διευκόλυνε στην παρούσα άσκηση αφού σε κάθε αναζήτηση της μέρας <text:s/><text:tab/>χρησιμοποιούσαμε λίστα που περιείχε μόνο τα έργα μέχρι την παρούσα μέρα </text:span></text:span><text:span text:style-name="Προεπιλεγμένη_20_γραμματοσειρά"><text:span text:style-name="T11">και <text:tab/>αναζητούσαμε το max_path σε αυτήν τη λίστα που προέκυπτε απο το List </text:span></text:span><text:span text:style-name="Προεπιλεγμένη_20_γραμματοσειρά"><text:span text:style-name="T12">C</text:span></text:span><text:span text:style-name="Προεπιλεγμένη_20_γραμματοσειρά"><text:span text:style-name="T11">omprehension. </text:span></text:span><text:span text:style-name="Προεπιλεγμένη_20_γραμματοσειρά"><text:span text:style-name="T12"><text:tab/><text:tab/>Από την άλλη κατά τη χρήση του proper συναντήθηκαν διάφορες δυσκολίες λόγω <text:tab/>της ιδιαιτερότητας του εργαλείου ,ωστόσο αντιμετωπίσθηκαν και τελικά δημιουργήθηκαν <text:tab/>τα επιθυμητά properties.</text:span></text:span></text:p>
      <text:p text:style-name="P7"><text:span text:style-name="Προεπιλεγμένη_20_γραμματοσειρά"><text:span text:style-name="T11"><text:tab/><text:tab/></text:span></text:span></text:p>
      <text:p text:style-name="P7"><text:span text:style-name="Προεπιλεγμένη_20_γραμματοσειρά"><text:span text:style-name="T9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8:07:03.181969556</meta:creation-date>
    <dc:date>2015-12-25T19:11:47.196847458</dc:date>
    <meta:editing-duration>PT1H3M51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12" meta:word-count="346" meta:character-count="2241" meta:non-whitespace-character-count="1865"/>
  </office:meta>
</office:document-meta>
</file>